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3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4cm" fo:min-width="6.7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Стили_20_стрелок_20_2" draw:marker-end-width="0.459cm" draw:fill="solid" draw:fill-color="#ffffff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Стили_20_стрелок_20_3" draw:marker-end-width="0.459cm" draw:fill="solid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Стили_20_стрелок_20_4" draw:marker-end-width="0.459cm" draw:fill="solid" draw:fill-color="#fffff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Стили_20_стрелок_20_5" draw:marker-end-width="0.459cm" draw:fill="solid" draw:fill-color="#ffffff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Стили_20_стрелок_20_6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Стили_20_стрелок_20_7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25cm" svg:height="4.25cm" svg:x="-7cm" svg:y="9.25cm">
          <text:p text:style-name="P1"><text:span text:style-name="T1">Управление ИТ</text:span></text:p>
          <text:p text:style-name="P1"><text:span text:style-name="T2">создание</text:span><text:span text:style-name="T2"><text:line-break/></text:span><text:span text:style-name="T2">учётных записей</text:span><text:span text:style-name="T2"><text:line-break/></text:span><text:span text:style-name="T2">(логины и парол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" draw:id="id2" draw:layer="layout" svg:width="7.25cm" svg:height="4.25cm" svg:x="1.264cm" svg:y="9.25cm">
          <text:p text:style-name="P3"><text:span text:style-name="T1">Студенческий</text:span><text:span text:style-name="T1"><text:line-break/></text:span><text:span text:style-name="T1">офис</text:span></text:p>
          <text:p text:style-name="P3"><text:span text:style-name="T3">передача в деканаты/директораты</text:span></text:p>
          <text:p text:style-name="P3"><text:span text:style-name="T3">институтов/факульт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7.25cm" svg:height="4.25cm" svg:x="9.527cm" svg:y="9.25cm">
          <text:p text:style-name="P1"><text:span text:style-name="T1">Деканат/Директорат</text:span></text:p>
          <text:p text:style-name="P1"><text:span text:style-name="T2">Назначение кураторов и передача им учётных записей обучающихс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7.25cm" svg:height="4.25cm" svg:x="17.791cm" svg:y="9.25cm">
          <text:p text:style-name="P1"><text:span text:style-name="T1">Куратор</text:span> </text:p>
          <text:p text:style-name="P1"><text:span text:style-name="T3">Идентификация обучающегося и передача сведений об учётной запис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.25cm" svg:height="4.25cm" svg:x="26.1cm" svg:y="9.25cm">
          <text:p text:style-name="P3"><text:span text:style-name="T1">Обучающийся</text:span></text:p>
          <text:p text:style-name="P3"><text:span text:style-name="T3">Получение логина и пароля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0.25cm" svg:y1="11.375cm" svg:x2="1.264cm" svg:y2="11.375cm" draw:start-shape="id1" draw:start-glue-point="1" draw:end-shape="id2" draw:end-glue-point="3" svg:d="M250 11375h1014" svg:viewBox="0 0 1015 1">
          <text:p/>
        </draw:connector>
        <draw:connector draw:style-name="gr4" draw:text-style-name="P2" draw:layer="layout" draw:type="line" svg:x1="8.514cm" svg:y1="11.375cm" svg:x2="9.527cm" svg:y2="11.375cm" draw:start-shape="id2" draw:start-glue-point="1" draw:end-shape="id3" draw:end-glue-point="3" svg:d="M8514 11375h1013" svg:viewBox="0 0 1014 1">
          <text:p/>
        </draw:connector>
        <draw:connector draw:style-name="gr5" draw:text-style-name="P2" draw:layer="layout" draw:type="line" svg:x1="16.777cm" svg:y1="11.375cm" svg:x2="17.791cm" svg:y2="11.375cm" draw:start-shape="id3" draw:start-glue-point="1" draw:end-shape="id4" draw:end-glue-point="3" svg:d="M16777 11375h1014" svg:viewBox="0 0 1015 1">
          <text:p/>
        </draw:connector>
        <draw:connector draw:style-name="gr6" draw:text-style-name="P2" draw:layer="layout" draw:type="line" svg:x1="25.041cm" svg:y1="11.375cm" svg:x2="26.1cm" svg:y2="11.375cm" draw:start-shape="id4" draw:start-glue-point="1" draw:end-shape="id5" draw:end-glue-point="3" svg:d="M25041 11375h1059" svg:viewBox="0 0 1060 1">
          <text:p/>
        </draw:connector>
        <draw:custom-shape draw:style-name="gr1" draw:text-style-name="P2" xml:id="id7" draw:id="id7" draw:layer="layout" svg:width="7.25cm" svg:height="4.25cm" svg:x="1.25cm" svg:y="14.25cm">
          <text:p text:style-name="P1"><text:span text:style-name="T1">Студенческий</text:span><text:span text:style-name="T1"><text:line-break/></text:span><text:span text:style-name="T1">офис</text:span></text:p>
          <text:p text:style-name="P1"><text:span text:style-name="T3">идентификац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7.25cm" svg:height="4.25cm" svg:x="-7cm" svg:y="14.25cm">
          <text:p text:style-name="P1"><text:span text:style-name="T1">Обучающийся</text:span></text:p>
          <text:p text:style-name="P1"><text:span text:style-name="T4">запро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25cm" svg:height="4.25cm" svg:x="9.5cm" svg:y="14.25cm">
          <text:p text:style-name="P1"><text:span text:style-name="T1">Обучающийся</text:span></text:p>
          <text:p text:style-name="P1"><text:span text:style-name="T4">получение пароля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0.25cm" svg:y1="16.375cm" svg:x2="1.25cm" svg:y2="16.375cm" draw:start-shape="id6" draw:start-glue-point="1" draw:end-shape="id7" draw:end-glue-point="3" svg:d="M250 16375h1000" svg:viewBox="0 0 1001 1">
          <text:p/>
        </draw:connector>
        <draw:connector draw:style-name="gr8" draw:text-style-name="P5" draw:layer="layout" draw:type="line" svg:x1="8.5cm" svg:y1="16.375cm" svg:x2="9.5cm" svg:y2="16.375cm" draw:start-shape="id7" draw:start-glue-point="1" draw:end-shape="id8" draw:end-glue-point="3" svg:d="M8500 16375h1000" svg:viewBox="0 0 1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2:27:30.498944380</meta:creation-date>
    <dc:date>2023-10-10T22:46:49.312657942</dc:date>
    <meta:editing-duration>PT19M20S</meta:editing-duration>
    <meta:editing-cycles>1</meta:editing-cycles>
    <meta:document-statistic meta:object-count="14"/>
    <meta:generator>LibreOffice/7.4.7.2$Linux_X86_64 LibreOffice_project/40$Build-2</meta:generator>
  </office:meta>
</office:document-meta>
</file>